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b6aea1" loext:opacity="100%" style:font-name="Cantarell" fo:font-size="13.5pt" fo:letter-spacing="normal" fo:font-style="normal" fo:font-weight="normal" loext:padding="0in" loext:border="none"/>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369a3" loext:opacity="100%" style:font-name="Cantarell" fo:font-size="13.5pt" fo:letter-spacing="normal" fo:font-style="normal" fo:font-weight="normal" loext:padding="0in" loext:border="none"/>
    </style:style>
    <style:style style:name="P4" style:family="paragraph" style:parent-style-name="Standard">
      <style:paragraph-properties fo:margin-left="0in" fo:margin-right="0in" fo:text-align="start" style:justify-single-word="false" fo:orphans="2" fo:widows="2" fo:text-indent="0in" style:auto-text-indent="false"/>
      <style:text-properties style:font-name="Cantarell"/>
    </style:style>
    <style:style style:name="P5" style:family="paragraph" style:parent-style-name="Subtitle">
      <style:text-properties fo:font-weight="bold" officeooo:rsid="001140a9" officeooo:paragraph-rsid="001140a9" style:font-weight-asian="bold" style:font-weight-complex="bold"/>
    </style:style>
    <style:style style:name="T1" style:family="text">
      <style:text-properties fo:font-variant="normal" fo:text-transform="none" fo:color="#b6aea1" loext:opacity="100%" style:font-name="Montserrat" fo:font-size="13.5pt" fo:letter-spacing="normal" fo:font-style="normal" fo:font-weight="normal"/>
    </style:style>
    <style:style style:name="T2" style:family="text">
      <style:text-properties fo:font-variant="normal" fo:text-transform="none" fo:color="#b6aea1" loext:opacity="100%" style:font-name="Montserrat" fo:font-size="13.5pt" fo:letter-spacing="normal" fo:font-style="normal" fo:font-weight="normal" loext:padding="0in" loext:border="none"/>
    </style:style>
    <style:style style:name="T3" style:family="text">
      <style:text-properties fo:font-variant="normal" fo:text-transform="none" fo:color="#b6aea1" loext:opacity="100%" style:font-name="Montserrat" fo:font-size="13.5pt" fo:letter-spacing="normal" fo:font-style="normal" fo:font-weight="bold" style:font-weight-asian="bold" style:font-weight-complex="bold" loext:padding="0in" loext:border="none"/>
    </style:style>
    <style:style style:name="T4" style:family="text">
      <style:text-properties fo:font-variant="normal" fo:text-transform="none" fo:color="#b6aea1" loext:opacity="100%" fo:letter-spacing="normal"/>
    </style:style>
    <style:style style:name="T5" style:family="text">
      <style:text-properties fo:font-variant="normal" fo:text-transform="none" fo:color="#b6aea1" loext:opacity="100%" fo:font-size="13.5pt" fo:letter-spacing="normal" fo:font-style="normal" fo:font-weight="normal" loext:padding="0in" loext:border="none"/>
    </style:style>
    <style:style style:name="T6" style:family="text">
      <style:text-properties fo:font-variant="normal" fo:text-transform="none" fo:color="#000000" loext:opacity="100%" style:font-name="Montserrat" fo:font-size="13.5pt" fo:letter-spacing="normal" fo:font-style="normal" fo:font-weight="bold" style:font-weight-asian="bold" style:font-weight-complex="bold" loext:padding="0in" loext:border="none"/>
    </style:style>
    <style:style style:name="T7" style:family="text">
      <style:text-properties fo:font-variant="normal" fo:text-transform="none" fo:color="#000000" loext:opacity="100%" fo:font-size="13.5pt" fo:letter-spacing="normal" fo:font-style="normal" fo:font-weight="bold" style:font-weight-asian="bold" style:font-weight-complex="bold" loext:padding="0in" loext:border="none"/>
    </style:style>
    <style:style style:name="T8" style:family="text">
      <style:text-properties fo:font-variant="normal" fo:text-transform="none" fo:color="#0369a3" loext:opacity="100%" style:font-name="Montserrat" fo:font-size="13.5pt" fo:letter-spacing="normal" fo:font-style="normal" fo:font-weight="normal"/>
    </style:style>
    <style:style style:name="T9" style:family="text">
      <style:text-properties fo:font-variant="normal" fo:text-transform="none" fo:color="#0369a3" loext:opacity="100%" fo:font-size="13.5pt" fo:letter-spacing="normal" fo:font-style="normal" fo:font-weight="normal"/>
    </style:style>
    <style:style style:name="T10" style:family="text">
      <style:text-properties fo:font-weight="normal" style:font-weight-asian="normal" style:font-weight-complex="normal"/>
    </style:style>
    <style:style style:name="T11" style:family="text">
      <style:text-properties fo:font-weight="bold"/>
    </style:style>
    <style:style style:name="T12" style:family="text">
      <style:text-properties fo:color="#000000" loext:opacity="100%" fo:font-weight="bold"/>
    </style:style>
    <style:style style:name="T13" style:family="text">
      <style:text-properties fo:color="#0369a3" loext:opacity="100%"/>
    </style:style>
    <style:style style:name="T14" style:family="text">
      <style:text-properties fo:color="#0369a3"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pter 7 <text:span text:style-name="T10">(Mr. Chips)</text:span></text:p>
      <text:p text:style-name="P4"><text:span text:style-name="T7">Q.1. What different memories did Mr. Chips have of Katherine during a twilight at Mrs. Wickett?</text:span><text:span text:style-name="T5"><text:line-break/></text:span><text:span text:style-name="T7">Ans:</text:span><text:span text:style-name="T4"> </text:span><text:span text:style-name="T9">In his memories, he saw Katherine rushing along the stone corridor, laughing at some mistake in the essay he was marking, playing the cello in a school concert, Katherine at the garden party and Katherine tendering her advice in various problems that arose.</text:span></text:p>
      <text:p text:style-name="P2"><text:line-break/><text:span text:style-name="T12">Q.2. What had Katherine always pleaded with Chips regarding the boys?</text:span><text:span text:style-name="T14"><text:line-break/></text:span><text:span text:style-name="T12">Ans:</text:span><text:span text:style-name="T14"> </text:span><text:span text:style-name="T13">She had always pleaded with Chips to forgive the students for their mistakes. She urged Chips to give them a chance. However, she asked him to tell them that they would be punished if they repeated the mistake. </text:span></text:p>
      <text:p text:style-name="P3"><text:line-break/><text:span text:style-name="T12">Q.3. Who was Ogilvie?</text:span><text:span text:style-name="T11"><text:line-break/></text:span><text:span text:style-name="T12">Ans:</text:span><text:span text:style-name="T11"> </text:span>Old Ogilvie was a choir master. Mr. Chips remembered him for a funny anecdote which involved Ogilvie and Dunster. Dunster had put a rat in the organ loft when Ogilvie was taking choir practice. </text:p>
      <text:p text:style-name="P3"><text:line-break/><text:span text:style-name="T12">Q.4. How did Chips justify his strict discipline?</text:span><text:span text:style-name="T11"><text:line-break/></text:span><text:span text:style-name="T12">Ans:</text:span><text:span text:style-name="T11"> </text:span>Chips defended his strict attitude by saying "For everybody's sake, we have to be pretty strict about this sort of thing. One black sheep can contaminate others." </text:p>
      <text:p text:style-name="P3"><text:line-break/><text:span text:style-name="T12">Q.5. What kind of musician was Katherine?</text:span><text:span text:style-name="T11"><text:line-break/></text:span><text:span text:style-name="T12">Ans:</text:span> She was a good musician. She was at home in playing the cello. She took the cello part in a Mozart trio for the school concert. </text:p>
      <text:p text:style-name="P3"><text:line-break/><text:span text:style-name="T12">Q.6. How did Katherine influence Chips in improving his discipline?</text:span><text:span text:style-name="T11"><text:line-break/></text:span><text:span text:style-name="T12">Ans:</text:span><text:span text:style-name="T11"> </text:span>Katherine often tendered her advice to Chips. He did not always take her advice but it definitely influenced him. In the matter of discipline she often advised him to be lenient when he was inclined to be harsh. In certain cases, she urged him to be strict when Chips wanted to be lenient. </text:p>
      <text:p text:style-name="P3"><text:line-break/><text:span text:style-name="T12">Q.7. What did Mr. Chips remember about Dunster and Ogilvie?</text:span><text:span text:style-name="T11"><text:line-break/></text:span><text:span text:style-name="T12">Ans:</text:span> One of the little incidents that Mr. Chips remembered involved Dunster and Ogilvie. Dunster had once put a rat in the organ loft while old Ogilvie was taking the choir practice. By that time Ogilvie was dead and Dunster drowned at Jutland and other people had forgotten about it. </text:p>
      <text:p text:style-name="P3"><text:line-break/><text:span text:style-name="T12">Q.8. Why was the old fifth-form room called "the Pit"?</text:span><text:span text:style-name="T11"><text:line-break/></text:span><text:span text:style-name="T12">Ans:</text:span> Nobody had any trace why the old fifth-form room was called "the Pit". It was so old that people had forgotten the reason. It can be presumed that the old fifth-form room was called so because of its musty, dark and odorous atmosphere. </text:p>
      <text:p text:style-name="P3"><text:soft-page-break/><text:line-break/><text:span text:style-name="T12">Q.9. What did Wetherby comment about the Franco-Prussian War of 1870?<text:line-break/>Ans:</text:span><text:span text:style-name="T11"> </text:span>A war was fought between France and Germany in 1870. During his preliminary interview, Wetherby had said: "Looks as if we shall have to settle with the Prussians ourselves, one of these fine days, eh?" </text:p>
      <text:p text:style-name="P3"><text:line-break/><text:span text:style-name="T12">Q.10. Why could Chips not write a book of his memories?<text:line-break/>Ans:</text:span> Mr. Chips could not write a book of his because writing tired him, both physically and mentally. Besides, his recollections lost their charm and flavour once they were written dow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8T21:44:54.619768903</meta:creation-date>
    <dc:date>2021-03-08T21:48:36.251540564</dc:date>
    <meta:editing-duration>PT3M41S</meta:editing-duration>
    <meta:editing-cycles>4</meta:editing-cycles>
    <meta:generator>LibreOffice/7.1.1.2$Linux_X86_64 LibreOffice_project/10$Build-2</meta:generator>
    <meta:document-statistic meta:table-count="0" meta:image-count="0" meta:object-count="0" meta:page-count="2" meta:paragraph-count="11" meta:word-count="490" meta:character-count="2811" meta:non-whitespace-character-count="2315"/>
  </office:meta>
</office:document-meta>
</file>